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" manifest:media-type="application/octet-stream"/>
  <manifest:file-entry manifest:full-path="content.xml" manifest:media-type="text/xml"/>
  <manifest:file-entry manifest:full-path="meta.xml" manifest:media-type="text/xml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 style:font-pitch="variable"/>
    <style:font-face style:name="SimSun" svg:font-family="SimSu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P1" style:family="paragraph" style:parent-style-name="Обычный">
      <style:paragraph-properties fo:margin-top="0cm" fo:margin-bottom="0cm" loext:contextual-spacing="false" fo:text-align="center" style:justify-single-word="false"/>
    </style:style>
    <style:style style:name="P2" style:family="paragraph" style:parent-style-name="Абзац_20_списка">
      <style:paragraph-properties fo:margin-left="0cm" fo:margin-right="0cm" fo:text-indent="0cm" style:auto-text-indent="false">
        <style:tab-stops/>
      </style:paragraph-properties>
    </style:style>
    <style:style style:name="P3" style:family="paragraph" style:parent-style-name="Обычный">
      <style:paragraph-properties fo:text-align="center" style:justify-single-word="false"/>
    </style:style>
    <style:style style:name="P4" style:family="paragraph" style:parent-style-name="Обычный" style:master-page-name="MP0">
      <style:paragraph-properties fo:margin-top="0cm" fo:margin-bottom="0cm" loext:contextual-spacing="false" style:page-number="auto" fo:break-before="page"/>
    </style:style>
    <style:style style:name="P5" style:family="paragraph" style:parent-style-name="Абзац_20_списка" style:list-style-name="L10"/>
    <style:style style:name="P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0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erif" fo:font-size="10pt" fo:letter-spacing="normal" fo:language="ru" fo:country="RU" fo:font-style="normal" fo:text-shadow="none" style:text-underline-style="none" fo:font-weight="normal" style:letter-kerning="true" style:font-name-asian="SimSun" style:font-size-asian="10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draw:ole-draw-aspect="1" draw:visible-area-top="0cm" draw:visible-area-width="5.001cm" draw:visible-area-height="5.001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suffix=")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Гр. Б08-1<office:annotation office:name="__Annotation__57_1437765263"><dc:creator>&lt;анонимный&gt;</dc:creator><dc:date>2015-04-10T09:49:54</dc:date><text:list text:style-name=""><text:list-item><text:p text:style-name="P6"><text:span text:style-name="T2">Добавить титульный лист</text:span></text:p></text:list-item><text:list-item><text:p text:style-name="P6"><text:span text:style-name="T2"/></text:p></text:list-item></text:list><text:p text:style-name="P7"><text:span text:style-name="T3">1) Привести содержательную часть в сответствие с описанием лаб.1 из Алгоритм выполнения лаб.работ.odt</text:span></text:p><text:p text:style-name="P7"><text:span text:style-name="T4">2) выполнить разбиение на 3 подсистемы (1 студент- 1 подсистема) с описанием каждой из подсистем в виде отдельных подразделов</text:span></text:p></office:annotation>91-1 – Немцов, Шубин<office:annotation-end office:name="__Annotation__57_1437765263"/>, Антонов</text:p>
      <text:p text:style-name="P1">Требования (ТЗ)</text:p>
      <text:p text:style-name="Обычный">Система защиты:</text:p>
      <text:list xml:id="list8596980284046427112" text:style-name="L10">
        <text:list-item>
          <text:p text:style-name="P5">Защита банкомата (вандал защищённость) – блокировка банкомата в случаях:</text:p>
          <text:list>
            <text:list-item>
              <text:p text:style-name="P5">Откры<office:annotation office:name="__Annotation__60_1437765263"><dc:creator>&lt;анонимный&gt;</dc:creator><dc:date>2015-04-10T09:50:38</dc:date><text:list text:style-name=""><text:list-item><text:p text:style-name="P6"><text:span text:style-name="T2">Описать физическую реализацию блокировки </text:span></text:p></text:list-item></text:list></office:annotation>вание две<office:annotation-end office:name="__Annotation__60_1437765263"/>рей</text:p>
            </text:list-item>
            <text:list-item>
              <text:p text:style-name="P5">Выключение питания</text:p>
            </text:list-item>
            <text:list-item>
              <text:p text:style-name="P5">Электромагнитное воздействие</text:p>
            </text:list-item>
            <text:list-item>
              <text:p text:style-name="P5">Ф<office:annotation office:name="__Annotation__65_1437765263"><dc:creator>&lt;анонимный&gt;</dc:creator><dc:date>2015-04-10T09:51:07</dc:date><text:list text:continue-numbering="true" text:style-name=""><text:list-item><text:p text:style-name="P6"><text:span text:style-name="T2">Что именно? Составить более подробный перечень</text:span></text:p></text:list-item></text:list></office:annotation>изический досту<office:annotation-end office:name="__Annotation__65_1437765263"/>п</text:p>
            </text:list-item>
          </text:list>
        </text:list-item>
        <text:list-item>
          <text:p text:style-name="P5">Инкассация (сервисный режим) – снятие защиты при идентификации пользователя как инкассатора через карту и <text:span text:style-name="Основной_20_шрифт_20_абзаца"><text:span text:style-name="T1">PIN</text:span></text:span></text:p>
        </text:list-item>
        <text:list-item>
          <text:p text:style-name="P5">Защищённый канал связи с банком через <text:span text:style-name="Основной_20_шрифт_20_абзаца"><text:span text:style-name="T1">VPN</text:span></text:span> – проверка качества соединения</text:p>
        </text:list-item>
        <text:list-item>
          <text:p text:style-name="P5">Динамик – для сигнализации о нажатии клавиш, переходов по меню, сирена при по<office:annotation office:name="__Annotation__72_1437765263"><dc:creator>&lt;анонимный&gt;</dc:creator><dc:date>2015-04-10T09:52:09</dc:date><text:list text:continue-numbering="true" text:style-name=""><text:list-item><text:p text:style-name="P6"><text:span text:style-name="T2">По каким именно признакам будет определяться?</text:span></text:p></text:list-item></text:list></office:annotation>пытке взло<office:annotation-end office:name="__Annotation__72_1437765263"/>ма</text:p>
        </text:list-item>
      </text:list>
      <text:p text:style-name="Абзац_20_списка"/>
      <text:p text:style-name="P2">Система авторизации:</text:p>
      <text:list xml:id="list183548746156631" text:continue-list="list8596980284046427112" text:style-name="L10">
        <text:list-item>
          <text:p text:style-name="P5">идентифицировать пользователя по карточке + <text:span text:style-name="Основной_20_шрифт_20_абзаца"><text:span text:style-name="T1">PIN</text:span></text:span> – считывание с магнитной ленты/чипа, клавиатура для ввода <text:span text:style-name="Основной_20_шрифт_20_абзаца"><text:span text:style-name="T1">PIN</text:span></text:span></text:p>
        </text:list-item>
        <text:list-item>
          <text:p text:style-name="P5">проверять счёт пользователя – на доступные ему функции, лимиты, состояние, баланс счёта</text:p>
        </text:list-item>
        <text:list-item>
          <text:p text:style-name="P5">провер<office:annotation office:name="__Annotation__81_1437765263"><dc:creator>&lt;анонимный&gt;</dc:creator><dc:date>2015-04-10T09:53:03</dc:date><text:list text:style-name=""><text:list-item><text:p text:style-name="P6"><text:span text:style-name="T2">Как подлинность денег связана с авторизацией?</text:span></text:p></text:list-item></text:list></office:annotation>ять деньги – на подли<office:annotation-end office:name="__Annotation__81_1437765263"/>нность</text:p>
        </text:list-item>
      </text:list>
      <text:p text:style-name="Абзац_20_списка"/>
      <text:p text:style-name="P2">Система интерфейса:</text:p>
      <text:list xml:id="list183548749150627" text:continue-list="list183548746156631" text:style-name="L10">
        <text:list-item>
          <text:p text:style-name="P5">составление, печать отчёта (чека) с данными о состоянии счёта – на экран либо на бумагу</text:p>
        </text:list-item>
        <text:list-item>
          <text:p text:style-name="P5"><text:span text:style-name="Основной_20_шрифт_20_абзаца"><text:span text:style-name="T1">GUI</text:span></text:span> – экранные формы для ввода <text:span text:style-name="Основной_20_шрифт_20_абзаца"><text:span text:style-name="T1">PIN</text:span></text:span>, выдачи наличных, банковских переводов</text:p>
        </text:list-item>
        <text:list-item>
          <text:p text:style-name="P5">ввод/выдача денег – ввод суммы через клавиатуру при выдаче, ко<office:annotation office:name="__Annotation__92_1437765263"><dc:creator>&lt;анонимный&gt;</dc:creator><dc:date>2015-04-10T09:54:07</dc:date><text:list text:style-name=""><text:list-item><text:p text:style-name="P6"><text:span text:style-name="T2">Как интерфейс связан с контролем количества купюр? Раскрыть пункт.</text:span></text:p></text:list-item></text:list></office:annotation>нтроль количества купюр в банком<office:annotation-end office:name="__Annotation__92_1437765263"/>ате</text:p>
        </text:list-item>
      </text:list>
      <text:p text:style-name="P3"><draw:frame draw:style-name="fr1" draw:name="Object 3" text:anchor-type="paragraph" svg:x="-2.325cm" svg:y="0.794cm" svg:width="20.034cm" style:rel-width="scale" svg:height="6.59cm" style:rel-height="scale" draw:z-index="0"><draw:object-ole xlink:href="./Object 1" xlink:type="simple" xlink:show="embed" xlink:actuate="onLoad"/><draw:image xlink:href="./ObjectReplacements/Object 1" xlink:type="simple" xlink:show="embed" xlink:actuate="onLoad"/></draw:frame>Структурная схема программной системы «Банкомат»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" svg:font-family="Mangal" style:font-pitch="variable"/>
    <style:font-face style:name="SimSun" svg:font-family="SimSu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0pt" fo:letter-spacing="normal" fo:language="ru" fo:country="RU" fo:font-style="normal" style:text-underline-style="none" fo:font-weight="normal" style:letter-kerning="false" fo:background-color="transparent" style:font-name-asian="Calibri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Обычный" style:family="paragraph">
      <style:paragraph-properties fo:margin-top="0cm" fo:margin-bottom="0.282cm" loext:contextual-spacing="false" fo:line-height="106%" fo:hyphenation-ladder-count="no-limit"/>
      <style:text-properties fo:font-size="11pt" style:font-size-asian="11pt" style:language-asian="en" style:country-asian="US" style:font-size-complex="11pt" fo:hyphenate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/>
    </style:style>
    <style:style style:name="Текст_20_выноски" style:display-name="Текст выноски" style:family="paragraph" style:parent-style-name="Обычный">
      <style:paragraph-properties fo:margin-top="0cm" fo:margin-bottom="0cm" loext:contextual-spacing="false" fo:line-height="100%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Numbering_20_Symbols" style:display-name="Numbering Symbols" style:family="text"/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5.2$Windows_x86 LibreOffice_project/3a87456aaa6a95c63eea1c1b3201acedf0751bd5</meta:generator>
    <meta:initial-creator>ПЕКА</meta:initial-creator>
    <meta:creation-date>2015-04-02T17:41:00Z</meta:creation-date>
    <dc:date>2015-04-19T18:35:47.975000000</dc:date>
    <meta:editing-cycles>10</meta:editing-cycles>
    <meta:editing-duration>PT7M27S</meta:editing-duration>
    <meta:document-statistic meta:table-count="0" meta:image-count="0" meta:object-count="1" meta:page-count="1" meta:paragraph-count="20" meta:word-count="151" meta:character-count="1092" meta:non-whitespace-character-count="964"/>
    <meta:template xlink:type="simple" xlink:actuate="onRequest" xlink:title="" xlink:href="Normal.dotm"/>
  </office:meta>
</office:document-meta>
</file>